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able_20_Contents">
      <style:text-properties officeooo:rsid="0011a40b" officeooo:paragraph-rsid="001b056b"/>
    </style:style>
    <style:style style:name="P16" style:family="paragraph" style:parent-style-name="Table_20_Contents">
      <style:text-properties officeooo:rsid="0017797b" officeooo:paragraph-rsid="001b056b"/>
    </style:style>
    <style:style style:name="P17" style:family="paragraph" style:parent-style-name="Table_20_Contents">
      <style:text-properties officeooo:rsid="001b056b" officeooo:paragraph-rsid="001b056b"/>
    </style:style>
    <style:style style:name="P18" style:family="paragraph" style:parent-style-name="Table_20_Contents">
      <style:text-properties officeooo:rsid="001a0d30" officeooo:paragraph-rsid="001b056b"/>
    </style:style>
    <style:style style:name="P19" style:family="paragraph" style:parent-style-name="Table_20_Contents">
      <style:text-properties officeooo:paragraph-rsid="0023379c"/>
    </style:style>
    <style:style style:name="P20" style:family="paragraph" style:parent-style-name="Table_20_Contents">
      <style:text-properties fo:font-weight="bold" officeooo:rsid="002f0ace" officeooo:paragraph-rsid="002f0ace" style:font-weight-asian="bold" style:font-weight-complex="bold"/>
    </style:style>
    <style:style style:name="P21" style:family="paragraph" style:parent-style-name="Table_20_Contents">
      <style:text-properties fo:font-weight="bold" officeooo:rsid="002f0ace" officeooo:paragraph-rsid="0037d70f" style:font-weight-asian="bold" style:font-weight-complex="bold"/>
    </style:style>
    <style:style style:name="P22" style:family="paragraph" style:parent-style-name="Table_20_Contents">
      <style:text-properties officeooo:rsid="002f0ace" officeooo:paragraph-rsid="002f0ace"/>
    </style:style>
    <style:style style:name="P23" style:family="paragraph" style:parent-style-name="Table_20_Contents">
      <style:text-properties fo:font-weight="normal" officeooo:rsid="002f0ace" officeooo:paragraph-rsid="0037d70f" style:font-weight-asian="normal" style:font-weight-complex="normal"/>
    </style:style>
    <style:style style:name="P2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26"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27" style:family="paragraph" style:parent-style-name="Text_20_body_20_indent">
      <style:text-properties style:font-name="Courier" fo:font-size="10pt" officeooo:paragraph-rsid="00218d6e" style:font-size-asian="10pt" style:font-size-complex="10pt"/>
    </style:style>
    <style:style style:name="P28" style:family="paragraph" style:parent-style-name="Text_20_body_20_indent">
      <style:text-properties style:font-name="Courier" fo:font-size="10pt" officeooo:rsid="00106344" officeooo:paragraph-rsid="00218d6e" style:font-size-asian="10pt" style:font-size-complex="10pt"/>
    </style:style>
    <style:style style:name="P29" style:family="paragraph" style:parent-style-name="Text_20_body_20_indent">
      <style:text-properties style:font-name="Courier" fo:font-size="10pt" officeooo:rsid="000d047f" officeooo:paragraph-rsid="00218d6e" style:font-size-asian="10pt" style:font-size-complex="10pt"/>
    </style:style>
    <style:style style:name="P30" style:family="paragraph" style:parent-style-name="Text_20_body_20_indent">
      <style:text-properties style:font-name="Courier" fo:font-size="10pt" officeooo:rsid="000d047f" officeooo:paragraph-rsid="000d047f" style:font-size-asian="10pt" style:font-size-complex="10pt"/>
    </style:style>
    <style:style style:name="P31" style:family="paragraph" style:parent-style-name="Text_20_body_20_indent">
      <style:text-properties style:font-name="Courier" fo:font-size="10pt" officeooo:rsid="0023379c" officeooo:paragraph-rsid="000d047f" style:font-size-asian="10pt" style:font-size-complex="10pt"/>
    </style:style>
    <style:style style:name="P32" style:family="paragraph" style:parent-style-name="Text_20_body_20_indent">
      <style:text-properties style:font-name="Courier" fo:font-size="10pt" officeooo:rsid="0027c582" officeooo:paragraph-rsid="0027c582" style:font-size-asian="10pt" style:font-size-complex="10pt"/>
    </style:style>
    <style:style style:name="P33" style:family="paragraph" style:parent-style-name="Text_20_body_20_indent">
      <style:text-properties style:font-name="Courier" fo:font-size="10pt" officeooo:rsid="002dbaeb" officeooo:paragraph-rsid="002dbaeb" style:font-size-asian="8.75pt" style:font-size-complex="10pt"/>
    </style:style>
    <style:style style:name="P34" style:family="paragraph" style:parent-style-name="Text_20_body_20_indent">
      <style:text-properties style:font-name="Courier" fo:font-size="10pt" officeooo:rsid="003611d1" officeooo:paragraph-rsid="003611d1" style:font-size-asian="8.75pt" style:font-size-complex="10pt"/>
    </style:style>
    <style:style style:name="P35"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36"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37"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38"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39" style:family="paragraph" style:parent-style-name="Heading" style:list-style-name="">
      <style:text-properties officeooo:rsid="0011b58b"/>
    </style:style>
    <style:style style:name="P40" style:family="paragraph" style:parent-style-name="Text_20_body" style:list-style-name="">
      <style:text-properties officeooo:rsid="0011b58b"/>
    </style:style>
    <style:style style:name="P41" style:family="paragraph" style:parent-style-name="Text_20_body" style:list-style-name="L1">
      <style:text-properties officeooo:paragraph-rsid="0027c582"/>
    </style:style>
    <style:style style:name="P42" style:family="paragraph" style:parent-style-name="Text_20_body">
      <style:text-properties officeooo:paragraph-rsid="003f366a"/>
    </style:style>
    <style:style style:name="P43" style:family="paragraph" style:parent-style-name="Text_20_body">
      <style:text-properties officeooo:paragraph-rsid="004105e2"/>
    </style:style>
    <style:style style:name="P44" style:family="paragraph" style:parent-style-name="Text_20_body">
      <style:text-properties officeooo:rsid="0023379c" officeooo:paragraph-rsid="004105e2"/>
    </style:style>
    <style:style style:name="P45" style:family="paragraph" style:parent-style-name="Text_20_body">
      <style:text-properties officeooo:paragraph-rsid="003a1a00"/>
    </style:style>
    <style:style style:name="P46" style:family="paragraph" style:parent-style-name="Text_20_body">
      <style:text-properties officeooo:paragraph-rsid="0042ce2c"/>
    </style:style>
    <style:style style:name="P47" style:family="paragraph" style:parent-style-name="Text_20_body">
      <style:text-properties officeooo:paragraph-rsid="0044e22a"/>
    </style:style>
    <style:style style:name="P48" style:family="paragraph" style:parent-style-name="Heading_20_2">
      <style:text-properties officeooo:rsid="0023379c" officeooo:paragraph-rsid="0023379c"/>
    </style:style>
    <style:style style:name="P49" style:family="paragraph" style:parent-style-name="Heading_20_2">
      <style:text-properties officeooo:rsid="002f0ace" officeooo:paragraph-rsid="002f0ace"/>
    </style:style>
    <style:style style:name="P50" style:family="paragraph" style:parent-style-name="Heading_20_2">
      <style:text-properties officeooo:paragraph-rsid="002fdbfe"/>
    </style:style>
    <style:style style:name="P51" style:family="paragraph" style:parent-style-name="Heading_20_2">
      <style:text-properties officeooo:rsid="002dbaeb" officeooo:paragraph-rsid="002dbaeb"/>
    </style:style>
    <style:style style:name="P52" style:family="paragraph" style:parent-style-name="Heading_20_2">
      <style:text-properties officeooo:rsid="0033117d" officeooo:paragraph-rsid="0033117d"/>
    </style:style>
    <style:style style:name="P53" style:family="paragraph" style:parent-style-name="Heading_20_2">
      <style:text-properties officeooo:rsid="003a19e6" officeooo:paragraph-rsid="003a19e6"/>
    </style:style>
    <style:style style:name="P54" style:family="paragraph" style:parent-style-name="Heading_20_2">
      <style:text-properties officeooo:paragraph-rsid="004105e2"/>
    </style:style>
    <style:style style:name="P55" style:family="paragraph" style:parent-style-name="Heading_20_2">
      <style:text-properties officeooo:paragraph-rsid="0042ce2c"/>
    </style:style>
    <style:style style:name="P56" style:family="paragraph" style:parent-style-name="Heading_20_2">
      <style:paragraph-properties fo:break-before="page"/>
    </style:style>
    <style:style style:name="P57" style:family="paragraph" style:parent-style-name="Heading_20_1">
      <style:paragraph-properties fo:text-align="center" style:justify-single-word="false"/>
      <style:text-properties officeooo:rsid="0011b58b" officeooo:paragraph-rsid="001c0a4c"/>
    </style:style>
    <style:style style:name="P58" style:family="paragraph" style:parent-style-name="Heading_20_1" style:list-style-name="">
      <style:text-properties officeooo:rsid="001dad5f" officeooo:paragraph-rsid="000d047f"/>
    </style:style>
    <style:style style:name="P59" style:family="paragraph" style:parent-style-name="Heading_20_1">
      <style:text-properties officeooo:rsid="003186e2" officeooo:paragraph-rsid="003186e2"/>
    </style:style>
    <style:style style:name="P60" style:family="paragraph" style:parent-style-name="Heading_20_1">
      <style:text-properties officeooo:rsid="0027c582" officeooo:paragraph-rsid="0027c582"/>
    </style:style>
    <style:style style:name="P61" style:family="paragraph" style:parent-style-name="Heading_20_1">
      <style:text-properties officeooo:rsid="0027c582" officeooo:paragraph-rsid="003f366a"/>
    </style:style>
    <style:style style:name="P62" style:family="paragraph" style:parent-style-name="Heading_20_1">
      <style:text-properties officeooo:paragraph-rsid="0042ce2c"/>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0d047f" officeooo:paragraph-rsid="000d047f"/>
    </style:style>
    <style:style style:name="P65" style:family="paragraph" style:parent-style-name="Heading_20_1">
      <style:paragraph-properties fo:break-before="page"/>
      <style:text-properties officeooo:rsid="0023379c" officeooo:paragraph-rsid="0023379c"/>
    </style:style>
    <style:style style:name="P66" style:family="paragraph" style:parent-style-name="Text_20_body_20_indent">
      <style:text-properties style:font-name="Courier" fo:font-size="8pt" style:font-size-asian="8pt" style:font-size-complex="8pt"/>
    </style:style>
    <style:style style:name="P67" style:family="paragraph" style:parent-style-name="Table_20_Contents">
      <style:text-properties officeooo:rsid="003c2448" officeooo:paragraph-rsid="003c2448"/>
    </style:style>
    <style:style style:name="P68" style:family="paragraph" style:parent-style-name="Table_20_Contents">
      <style:text-properties fo:font-weight="normal" officeooo:rsid="0037d70f" officeooo:paragraph-rsid="0037d70f" style:font-weight-asian="normal" style:font-weight-complex="normal"/>
    </style:style>
    <style:style style:name="P69" style:family="paragraph" style:parent-style-name="Table_20_Contents">
      <style:text-properties fo:font-weight="normal" officeooo:rsid="00388a25" officeooo:paragraph-rsid="00388a25" style:font-weight-asian="normal" style:font-weight-complex="normal"/>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Heading_20_3">
      <style:text-properties officeooo:rsid="002f0ace" officeooo:paragraph-rsid="0037d70f"/>
    </style:style>
    <style:style style:name="P73" style:family="paragraph" style:parent-style-name="Heading_20_3">
      <style:text-properties officeooo:paragraph-rsid="002f0ace"/>
    </style:style>
    <style:style style:name="P74" style:family="paragraph" style:parent-style-name="Heading_20_3">
      <style:text-properties officeooo:rsid="0037d70f" officeooo:paragraph-rsid="002f0ace"/>
    </style:style>
    <style:style style:name="P75" style:family="paragraph" style:parent-style-name="Contents_20_Heading">
      <style:paragraph-properties fo:break-before="page"/>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officeooo:rsid="001b056b"/>
    </style:style>
    <style:style style:name="T17" style:family="text">
      <style:text-properties officeooo:rsid="001c0a4c"/>
    </style:style>
    <style:style style:name="T18" style:family="text">
      <style:text-properties officeooo:rsid="001dad5f"/>
    </style:style>
    <style:style style:name="T19" style:family="text">
      <style:text-properties officeooo:rsid="00218d6e"/>
    </style:style>
    <style:style style:name="T20" style:family="text">
      <style:text-properties fo:font-style="italic" officeooo:rsid="00218d6e" style:font-style-asian="italic" style:font-style-complex="italic"/>
    </style:style>
    <style:style style:name="T21" style:family="text">
      <style:text-properties fo:font-style="italic" officeooo:rsid="0023379c" style:font-style-asian="italic" style:font-style-complex="italic"/>
    </style:style>
    <style:style style:name="T22" style:family="text">
      <style:text-properties fo:font-style="italic" officeooo:rsid="002dbaeb" style:font-style-asian="italic" style:font-style-complex="italic"/>
    </style:style>
    <style:style style:name="T23" style:family="text">
      <style:text-properties officeooo:rsid="0023379c"/>
    </style:style>
    <style:style style:name="T24" style:family="text">
      <style:text-properties officeooo:rsid="00254e53"/>
    </style:style>
    <style:style style:name="T25" style:family="text">
      <style:text-properties officeooo:rsid="0027c582"/>
    </style:style>
    <style:style style:name="T26" style:family="text">
      <style:text-properties officeooo:rsid="002cedd6"/>
    </style:style>
    <style:style style:name="T27" style:family="text">
      <style:text-properties officeooo:rsid="002dbaeb"/>
    </style:style>
    <style:style style:name="T28" style:family="text">
      <style:text-properties officeooo:rsid="002f0ace"/>
    </style:style>
    <style:style style:name="T29" style:family="text">
      <style:text-properties officeooo:rsid="0035aced"/>
    </style:style>
    <style:style style:name="T30" style:family="text">
      <style:text-properties officeooo:rsid="003611d1"/>
    </style:style>
    <style:style style:name="T31" style:family="text">
      <style:text-properties officeooo:rsid="0037d70f"/>
    </style:style>
    <style:style style:name="T32" style:family="text">
      <style:text-properties fo:font-weight="normal" officeooo:rsid="0037d70f" style:font-weight-asian="normal" style:font-weight-complex="normal"/>
    </style:style>
    <style:style style:name="T33" style:family="text">
      <style:text-properties fo:font-weight="bold" officeooo:rsid="0037d70f" style:font-weight-asian="bold" style:font-weight-complex="bold"/>
    </style:style>
    <style:style style:name="T34" style:family="text">
      <style:text-properties officeooo:rsid="00388a25"/>
    </style:style>
    <style:style style:name="T35" style:family="text">
      <style:text-properties officeooo:rsid="003a1a00"/>
    </style:style>
    <style:style style:name="T36" style:family="text">
      <style:text-properties officeooo:rsid="003a79fd"/>
    </style:style>
    <style:style style:name="T37" style:family="text">
      <style:text-properties officeooo:rsid="003be9df"/>
    </style:style>
    <style:style style:name="T38" style:family="text">
      <style:text-properties officeooo:rsid="003c2448"/>
    </style:style>
    <style:style style:name="T39" style:family="text">
      <style:text-properties officeooo:rsid="003dcdee"/>
    </style:style>
    <style:style style:name="T40" style:family="text">
      <style:text-properties officeooo:rsid="003f366a"/>
    </style:style>
    <style:style style:name="T41" style:family="text">
      <style:text-properties officeooo:rsid="0040d71b"/>
    </style:style>
    <style:style style:name="T42"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3"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6"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7" style:family="text">
      <style:text-properties officeooo:rsid="004105e2"/>
    </style:style>
    <style:style style:name="T48" style:family="text">
      <style:text-properties officeooo:rsid="0042ce2c"/>
    </style:style>
    <style:style style:name="T49" style:family="text">
      <style:text-properties officeooo:rsid="0043ed36"/>
    </style:style>
    <style:style style:name="T50" style:family="text">
      <style:text-properties officeooo:rsid="0044e22a"/>
    </style:style>
    <style:style style:name="T51" style:family="text">
      <style:text-properties officeooo:rsid="004602f7"/>
    </style:style>
    <style:style style:name="T52" style:family="text">
      <style:text-properties officeooo:rsid="00479dda"/>
    </style:style>
    <style:style style:name="T53" style:family="text">
      <style:text-properties officeooo:rsid="0048382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h text:style-name="P40" text:outline-level="1"/>
      <text:h text:style-name="P57" text:outline-level="1"/>
      <text:h text:style-name="P57" text:outline-level="1"/>
      <text:h text:style-name="P57" text:outline-level="1"/>
      <text:p text:style-name="P14"/>
      <text:p text:style-name="P24"><text:bookmark-start text:name="__RefHeading__330_1399982358"/><text:span text:style-name="T6">Simple Configuration Transformation </text:span><text:span text:style-name="T7">Tool</text:span><text:bookmark-end text:name="__RefHeading__330_1399982358"/></text:p>
      <text:p text:style-name="P25"><text:bookmark-start text:name="__RefHeading__332_1399982358"/><text:span text:style-name="T18">(</text:span><text:span text:style-name="T17">S</text:span><text:span text:style-name="T37">C</text:span><text:span text:style-name="T18">o</text:span><text:span text:style-name="T37">TT</text:span><text:span text:style-name="T17">y</text:span><text:span text:style-name="T18">)</text:span><text:bookmark-end text:name="__RefHeading__332_1399982358"/></text:p>
      <text:p text:style-name="P26"><text:span text:style-name="T37">Yes, </text:span><text:span text:style-name="T39">I</text:span><text:span text:style-name="T37">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0"><text:a xlink:type="simple" xlink:href="#__RefHeading__334_1399982358" text:style-name="Index_20_Link" text:visited-style-name="Index_20_Link">Introduction: The Simple Configuration Transformation Tool<text:tab/>3</text:a></text:p>
          <text:p text:style-name="P70"><text:a xlink:type="simple" xlink:href="#__RefHeading__336_1399982358" text:style-name="Index_20_Link" text:visited-style-name="Index_20_Link">The Database<text:tab/>3</text:a></text:p>
          <text:p text:style-name="P71"><text:a xlink:type="simple" xlink:href="#__RefHeading__454_1399982358" text:style-name="Index_20_Link" text:visited-style-name="Index_20_Link">Example Host Database <text:tab/>4</text:a></text:p>
          <text:p text:style-name="P76"><text:a xlink:type="simple" xlink:href="#__RefHeading__716_1030085182" text:style-name="Index_20_Link" text:visited-style-name="Index_20_Link">hosts.xml<text:tab/>4</text:a></text:p>
          <text:p text:style-name="P71"><text:a xlink:type="simple" xlink:href="#__RefHeading__718_1030085182" text:style-name="Index_20_Link" text:visited-style-name="Index_20_Link">A Database as a Map of Types<text:tab/>4</text:a></text:p>
          <text:p text:style-name="P70"><text:a xlink:type="simple" xlink:href="#__RefHeading__338_1399982358" text:style-name="Index_20_Link" text:visited-style-name="Index_20_Link">The Transformation Markup<text:tab/>5</text:a></text:p>
          <text:p text:style-name="P71"><text:a xlink:type="simple" xlink:href="#__RefHeading__456_1399982358" text:style-name="Index_20_Link" text:visited-style-name="Index_20_Link">Variables Available to BeanShell<text:tab/>5</text:a></text:p>
          <text:p text:style-name="P71"><text:a xlink:type="simple" xlink:href="#__RefHeading__576_1226017537" text:style-name="Index_20_Link" text:visited-style-name="Index_20_Link">Class Documentation<text:tab/>5</text:a></text:p>
          <text:p text:style-name="P76"><text:a xlink:type="simple" xlink:href="#__RefHeading__707_501567663" text:style-name="Index_20_Link" text:visited-style-name="Index_20_Link">Context<text:tab/>5</text:a></text:p>
          <text:p text:style-name="P76"><text:a xlink:type="simple" xlink:href="#__RefHeading__578_1226017537" text:style-name="Index_20_Link" text:visited-style-name="Index_20_Link">Database extends Context<text:tab/>5</text:a></text:p>
          <text:p text:style-name="P71"><text:a xlink:type="simple" xlink:href="#__RefHeading__458_1399982358" text:style-name="Index_20_Link" text:visited-style-name="Index_20_Link">Example Template <text:tab/>6</text:a></text:p>
          <text:p text:style-name="P76"><text:a xlink:type="simple" xlink:href="#__RefHeading__720_1030085182" text:style-name="Index_20_Link" text:visited-style-name="Index_20_Link">hosts.scotty:<text:tab/>6</text:a></text:p>
          <text:p text:style-name="P70"><text:a xlink:type="simple" xlink:href="#__RefHeading__460_1399982358" text:style-name="Index_20_Link" text:visited-style-name="Index_20_Link">Command Line Operation<text:tab/>7</text:a></text:p>
          <text:p text:style-name="P71"><text:a xlink:type="simple" xlink:href="#__RefHeading__722_1030085182" text:style-name="Index_20_Link" text:visited-style-name="Index_20_Link">Command Line<text:tab/>7</text:a></text:p>
          <text:p text:style-name="P71"><text:a xlink:type="simple" xlink:href="#__RefHeading__574_1226017537" text:style-name="Index_20_Link" text:visited-style-name="Index_20_Link">Example Run<text:tab/>7</text:a></text:p>
          <text:p text:style-name="P70"><text:a xlink:type="simple" xlink:href="#__RefHeading__753_1450102712" text:style-name="Index_20_Link" text:visited-style-name="Index_20_Link">Things Are Not Always Simple<text:tab/>7</text:a></text:p>
          <text:p text:style-name="P71"><text:a xlink:type="simple" xlink:href="#__RefHeading__755_1450102712" text:style-name="Index_20_Link" text:visited-style-name="Index_20_Link">Instance Inheritance<text:tab/>7</text:a></text:p>
          <text:p text:style-name="P71"><text:a xlink:type="simple" xlink:href="#__RefHeading__709_501567663" text:style-name="Index_20_Link" text:visited-style-name="Index_20_Link">Query Results Ranking<text:tab/>8</text:a></text:p>
          <text:p text:style-name="P71"><text:a xlink:type="simple" xlink:href="#__RefHeading__724_1030085182" text:style-name="Index_20_Link" text:visited-style-name="Index_20_Link">Bean Shell Scripts<text:tab/>8</text:a></text:p>
          <text:p text:style-name="P70"><text:a xlink:type="simple" xlink:href="#__RefHeading__714_1030085182" text:style-name="Index_20_Link" text:visited-style-name="Index_20_Link">Project License<text:tab/>8</text:a></text:p>
          <text:p text:style-name="P70"><text:a xlink:type="simple" xlink:href="#__RefHeading__726_1030085182" text:style-name="Index_20_Link" text:visited-style-name="Index_20_Link">The Project Build<text:tab/>8</text:a></text:p>
          <text:p text:style-name="P71"><text:a xlink:type="simple" xlink:href="#__RefHeading__728_1030085182" text:style-name="Index_20_Link" text:visited-style-name="Index_20_Link">Getting the Bits<text:tab/>8</text:a></text:p>
          <text:p text:style-name="P70"><text:a xlink:type="simple" xlink:href="#__RefHeading__572_1226017537" text:style-name="Index_20_Link" text:visited-style-name="Index_20_Link">See Also<text:tab/>8</text:a></text:p>
        </text:index-body>
      </text:table-of-content>
      <text:h text:style-name="P58" text:outline-level="1"/>
      <text:h text:style-name="P64" text:outline-level="1"><text:bookmark-start text:name="__RefHeading__334_1399982358"/><text:span text:style-name="T19">Introduction: </text:span><text:span text:style-name="T18">The </text:span><text:span text:style-name="T6">Simple </text:span>Configuration Transformation <text:span text:style-name="T7">Tool</text:span><text:bookmark-end text:name="__RefHeading__334_1399982358"/></text:h>
      <text:p text:style-name="P47"><text:span text:style-name="T50">Scotty was written as a response to repeated exposures to crazy </text:span><text:a xlink:type="simple" xlink:href="http://www.rubegoldberg.com/"><text:span text:style-name="T50">Rube Goldberg</text:span></text:a><text:span text:style-name="T50"> tools used to generate configuration files. Its designed to be sane and flexible, </text:span><text:span text:style-name="T53">both in its implementation and use</text:span><text:span text:style-name="T50">.</text:span><text:span text:style-name="T18"> </text:span><text:span text:style-name="T50">It</text:span><text:span text:style-name="T1"> create</text:span><text:span text:style-name="T50">s</text:span><text:span text:style-name="T1"> configuration files by applying templates to a database of configuration data. <text:s/>The database is stored as a collection of XML files. The templates are text files containing </text:span><text:span text:style-name="T50">markup language</text:span><text:span text:style-name="T1"> </text:span><text:span text:style-name="T41">and </text:span><text:span text:style-name="T50">call out </text:span><text:span text:style-name="T41">scripts in</text:span><text:span text:style-name="T1"> </text:span><text:span text:style-name="T7">bean shell</text:span><text:span text:style-name="T1">. </text:span><text:span text:style-name="T7">The database scheme is simple and bean shell is </text:span><text:span text:style-name="T17">basically </text:span><text:span text:style-name="T18">J</text:span><text:span text:style-name="T17">ava</text:span><text:span text:style-name="T7"> </text:span><text:span text:style-name="T50">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4">ISC license,</text:span><text:span text:style-name="T42"> a </text:span><text:a xlink:type="simple" xlink:href="http://en.wikipedia.org/wiki/Permissive_free_software_license"><text:span text:style-name="T46">permissive free software license</text:span></text:a><text:span text:style-name="T45"> </text:span><text:span text:style-name="T42">written by the </text:span><text:a xlink:type="simple" xlink:href="http://en.wikipedia.org/wiki/Internet_Systems_Consortium"><text:span text:style-name="T46">Internet Systems Consortium</text:span></text:a><text:span text:style-name="T45"> </text:span><text:span text:style-name="T42">(ISC) –</text:span><text:span text:style-name="T43"> so enjoy!</text:span></text:p>
      <text:h text:style-name="Heading_20_1" text:outline-level="1"><text:bookmark-start text:name="__RefHeading__336_1399982358"/>The Database<text:bookmark-end text:name="__RefHeading__336_1399982358"/></text:h>
      <text:p text:style-name="P1"><text:span text:style-name="T19">A </text:span><text:span text:style-name="T20">database </text:span><text:span text:style-name="T11">is made up of a</text:span><text:span text:style-name="T19"> map of </text:span><text:span text:style-name="T20">types. </text:span><text:span text:style-name="T11">Each type is contained in a single file, and is made up of a map of </text:span><text:span text:style-name="T20">instances.</text:span><text:span text:style-name="T11"> <text:s/></text:span><text:span text:style-name="T12">Individual properties are set with </text:span><text:span text:style-name="T21">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0">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0"><text:s/></text:span></text:p>
      <text:p text:style-name="P7"/>
      <text:p text:style-name="P1">The <text:span text:style-name="T23">basic </text:span><text:span text:style-name="T19">XML </text:span><text:span text:style-name="T47">example</text:span><text:span text:style-name="T19"> for a type file is as follows</text:span>:</text:p>
      <text:p text:style-name="P1"/>
      <text:p text:style-name="P30">&lt;<text:span text:style-name="T5">type</text:span> name=””&gt;</text:p>
      <text:p text:style-name="P30"><text:tab/><text:span text:style-name="T23">&lt;instance name=””&gt;</text:span></text:p>
      <text:p text:style-name="P31"><text:tab/>&lt;/instance&gt;</text:p>
      <text:p text:style-name="P30"><text:tab/>&lt;context&gt;</text:p>
      <text:p text:style-name="P30"><text:tab/><text:tab/>&lt;attribute name=”” value=””/&gt;</text:p>
      <text:p text:style-name="P30"><text:tab/><text:tab/>&lt;instance name=””&gt;</text:p>
      <text:p text:style-name="P30"><text:tab/><text:tab/><text:tab/>&lt;attribute name=”” value=””/&gt;</text:p>
      <text:p text:style-name="P30"><text:tab/><text:tab/>&lt;/instance&gt;</text:p>
      <text:p text:style-name="P30"><text:tab/>&lt;/context&gt;</text:p>
      <text:p text:style-name="P30">&lt;/<text:span text:style-name="T5">type</text:span><text:span text:style-name="T19">&gt;</text:span></text:p>
      <text:p text:style-name="P9"/>
      <text:p text:style-name="P8"/>
      <text:h text:style-name="P56" text:outline-level="2"><text:bookmark-start text:name="__RefHeading__454_1399982358"/>Example <text:span text:style-name="T5">Host </text:span>Database <text:bookmark-end text:name="__RefHeading__454_1399982358"/></text:h>
      <text:p text:style-name="P43"><text:span text:style-name="T47">A s</text:span><text:span text:style-name="T27">ample </text:span><text:span text:style-name="T47">host type file, listing data about a sites host might appear as follows. </text:span></text:p>
      <text:h text:style-name="Heading_20_3" text:outline-level="3"><text:bookmark-start text:name="__RefHeading__716_1030085182"/><text:span text:style-name="T22">hosts.xml</text:span><text:bookmark-end text:name="__RefHeading__716_1030085182"/></text:h>
      <text:p text:style-name="Text_20_body"/>
      <text:p text:style-name="P27"><text:span text:style-name="T3">&lt;</text:span><text:span text:style-name="T4">type</text:span><text:span text:style-name="T3"> name=”host”&gt;</text:span></text:p>
      <text:p text:style-name="P28"><text:tab/>&lt;context&gt;</text:p>
      <text:p text:style-name="P28"><text:tab/><text:tab/>&lt;attribute name=”env” value=”dev”/&gt;</text:p>
      <text:p text:style-name="P28"><text:tab/><text:tab/>&lt;instance name=”devbox1”&gt;</text:p>
      <text:p text:style-name="P28"><text:tab/><text:tab/><text:tab/>&lt;attribute name=”address” value=”192.0.0.1”/&gt;</text:p>
      <text:p text:style-name="P28"><text:tab/><text:tab/>&lt;/instance&gt;</text:p>
      <text:p text:style-name="P28"><text:tab/><text:tab/>&lt;instance name=”devbox2”&gt;</text:p>
      <text:p text:style-name="P28"><text:tab/><text:tab/><text:tab/>&lt;attribute name=”address” value=”192.0.0.2”/&gt;</text:p>
      <text:p text:style-name="P28"><text:tab/><text:tab/>&lt;/instance&gt;</text:p>
      <text:p text:style-name="P28"><text:tab/>&lt;/context&gt;</text:p>
      <text:p text:style-name="P28"><text:tab/>&lt;context&gt;</text:p>
      <text:p text:style-name="P28"><text:tab/><text:tab/>&lt;attribute name=”env” value=”prod”/&gt;</text:p>
      <text:p text:style-name="P28"><text:tab/><text:tab/> <text:s text:c="2"/>&lt;instance name=”prod1”&gt;</text:p>
      <text:p text:style-name="P28"><text:tab/><text:tab/><text:tab/>&lt;attribute name=”address” value=”192.0.0.3”/&gt;</text:p>
      <text:p text:style-name="P28"><text:tab/><text:tab/>&lt;/instance&gt;</text:p>
      <text:p text:style-name="P28"><text:tab/>&lt;/context&gt;</text:p>
      <text:p text:style-name="P29"><text:span text:style-name="T3">&lt;/</text:span><text:span text:style-name="T4">type</text:span><text:span text:style-name="T3">&gt;</text:span></text:p>
      <text:h text:style-name="P54" text:outline-level="2"><text:bookmark-start text:name="__RefHeading__718_1030085182"/><text:span text:style-name="T47">A Database as a Map of Types</text:span><text:bookmark-end text:name="__RefHeading__718_1030085182"/></text:h>
      <text:p text:style-name="P43"><text:span text:style-name="T47">A database would be a map of types, such as applications, hosts, environments etc.</text:span></text:p>
      <text:h text:style-name="P63" text:outline-level="1"><text:bookmark-start text:name="__RefHeading__338_1399982358"/>The Transformation <text:span text:style-name="T25">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16">{#= type.instance.attribute #}</text:p>
          </table:table-cell>
          <table:table-cell table:style-name="Table1.B1" office:value-type="string">
            <text:p text:style-name="P17">Retrieve a specific attribute </text:p>
          </table:table-cell>
        </table:table-row>
        <table:table-row>
          <table:table-cell table:style-name="Table1.A2" office:value-type="string">
            <text:p text:style-name="P18">{#? attribute attribute=value,... #}</text:p>
          </table:table-cell>
          <table:table-cell table:style-name="Table1.B2" office:value-type="string">
            <text:p text:style-name="P17">Query for an attribute <text:span text:style-name="T38">best matching the given context.</text:span></text:p>
          </table:table-cell>
        </table:table-row>
        <table:table-row>
          <table:table-cell table:style-name="Table1.A2" office:value-type="string">
            <text:p text:style-name="P15"><text:span text:style-name="T7">{# <text:s text:c="3"/>… bean shell </text:span><text:span text:style-name="T16">script</text:span><text:span text:style-name="T7">… <text:s text:c="3"/>#}</text:span></text:p>
          </table:table-cell>
          <table:table-cell table:style-name="Table1.B2" office:value-type="string">
            <text:p text:style-name="P17">Run a bean shell script</text:p>
          </table:table-cell>
        </table:table-row>
      </table:table>
      <text:p text:style-name="P6"/>
      <text:h text:style-name="P48"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19"><text:span text:style-name="T24">Database </text:span><text:span text:style-name="T23">database </text:span></text:p>
          </table:table-cell>
          <table:table-cell table:style-name="Table2.B1" office:value-type="string">
            <text:p text:style-name="P67">The root context of the parsed database.</text:p>
          </table:table-cell>
        </table:table-row>
        <table:table-row>
          <table:table-cell table:style-name="Table2.A2" office:value-type="string">
            <text:p text:style-name="P19"><text:span text:style-name="T24">Context </text:span><text:span text:style-name="T23">context</text:span></text:p>
          </table:table-cell>
          <table:table-cell table:style-name="Table2.B2" office:value-type="string">
            <text:p text:style-name="P67">The context that was provided on the command line.</text:p>
          </table:table-cell>
        </table:table-row>
        <table:table-row>
          <table:table-cell table:style-name="Table2.A2" office:value-type="string">
            <text:p text:style-name="P19"><text:span text:style-name="T24">PrintStream </text:span><text:span text:style-name="T23">output</text:span></text:p>
          </table:table-cell>
          <table:table-cell table:style-name="Table2.B2" office:value-type="string">
            <text:p text:style-name="P67">The output print stream being used by scotty.</text:p>
          </table:table-cell>
        </table:table-row>
      </table:table>
      <text:h text:style-name="P49" text:outline-level="2"><text:bookmark-start text:name="__RefHeading__576_1226017537"/>Class <text:span text:style-name="T38">Documentation</text:span><text:bookmark-end text:name="__RefHeading__576_1226017537"/></text:h>
      <text:h text:style-name="P72"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21">Method</text:p>
          </table:table-cell>
          <table:table-cell table:style-name="Table6.B1" office:value-type="string">
            <text:p text:style-name="P21">Description</text:p>
          </table:table-cell>
        </table:table-row>
        <table:table-row>
          <table:table-cell table:style-name="Table6.A2" office:value-type="string">
            <text:p text:style-name="P68">Map&lt;String, String&gt; getMap()</text:p>
          </table:table-cell>
          <table:table-cell table:style-name="Table6.B2" office:value-type="string">
            <text:p text:style-name="P68">All the attributes in this context.</text:p>
          </table:table-cell>
        </table:table-row>
        <table:table-row>
          <table:table-cell table:style-name="Table6.A2" office:value-type="string">
            <text:p text:style-name="P23"><text:span text:style-name="T31">Map&lt;String, Context&gt; getC</text:span><text:span text:style-name="T34">ontained</text:span><text:span text:style-name="T31">()</text:span></text:p>
          </table:table-cell>
          <table:table-cell table:style-name="Table6.B2" office:value-type="string">
            <text:p text:style-name="P69">Any contexts contained inside this one.</text:p>
          </table:table-cell>
        </table:table-row>
        <table:table-row>
          <table:table-cell table:style-name="Table6.A2" office:value-type="string">
            <text:p text:style-name="P23"><text:span text:style-name="T31">Context get</text:span><text:span text:style-name="T34">Container</text:span><text:span text:style-name="T31">()</text:span></text:p>
          </table:table-cell>
          <table:table-cell table:style-name="Table6.B2" office:value-type="string">
            <text:p text:style-name="P69">Get the context containing this one.</text:p>
          </table:table-cell>
        </table:table-row>
        <table:table-row>
          <table:table-cell table:style-name="Table6.A2" office:value-type="string">
            <text:p text:style-name="P68">Set&lt;String&gt; keySet()</text:p>
          </table:table-cell>
          <table:table-cell table:style-name="Table6.B2" office:value-type="string">
            <text:p text:style-name="P69">The list of attribute keys contained in this context and those of the context it is contained in.</text:p>
          </table:table-cell>
        </table:table-row>
        <table:table-row>
          <table:table-cell table:style-name="Table6.A2" office:value-type="string">
            <text:p text:style-name="P68">boolean containsKey(String key)</text:p>
          </table:table-cell>
          <table:table-cell table:style-name="Table6.B2" office:value-type="string">
            <text:p text:style-name="P21"/>
          </table:table-cell>
        </table:table-row>
        <table:table-row>
          <table:table-cell table:style-name="Table6.A2" office:value-type="string">
            <text:p text:style-name="P68">String get(String key)</text:p>
          </table:table-cell>
          <table:table-cell table:style-name="Table6.B2" office:value-type="string">
            <text:p text:style-name="P21"/>
          </table:table-cell>
        </table:table-row>
        <table:table-row>
          <table:table-cell table:style-name="Table6.A2" office:value-type="string">
            <text:p text:style-name="P68">boolean isChild()</text:p>
          </table:table-cell>
          <table:table-cell table:style-name="Table6.B2" office:value-type="string">
            <text:p text:style-name="P21"/>
          </table:table-cell>
        </table:table-row>
        <table:table-row>
          <table:table-cell table:style-name="Table6.A9" office:value-type="string">
            <text:p text:style-name="P68">boolean isParent()</text:p>
          </table:table-cell>
          <table:table-cell table:style-name="Table6.B9" office:value-type="string">
            <text:p text:style-name="P21"/>
          </table:table-cell>
        </table:table-row>
      </table:table>
      <text:h text:style-name="P73" text:outline-level="3"><text:bookmark-start text:name="__RefHeading__578_1226017537"/><text:span text:style-name="T28">Database </text:span><text:span text:style-name="T32">extends</text:span><text:span text:style-name="T31"> </text:span><text:span text:style-name="T33">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0">Method</text:p>
          </table:table-cell>
          <table:table-cell table:style-name="Table3.B1" office:value-type="string">
            <text:p text:style-name="P20">Description</text:p>
          </table:table-cell>
        </table:table-row>
        <table:table-row>
          <table:table-cell table:style-name="Table3.A2" office:value-type="string">
            <text:p text:style-name="P22"><text:span text:style-name="T31">List&lt;</text:span><text:span text:style-name="T30">Instance</text:span><text:span text:style-name="T31">&gt;</text:span> query(Context c)</text:p>
          </table:table-cell>
          <table:table-cell table:style-name="Table3.B2" office:value-type="string">
            <text:p text:style-name="P22">Retrieves first attribute value from database found matching the name and context given.</text:p>
          </table:table-cell>
        </table:table-row>
        <table:table-row>
          <table:table-cell table:style-name="Table3.A2" office:value-type="string">
            <text:p text:style-name="P22">String <text:span text:style-name="T30">find</text:span>(String attribute)</text:p>
          </table:table-cell>
          <table:table-cell table:style-name="Table3.B2" office:value-type="string">
            <text:p text:style-name="P22">Retrieves the value of the attribute exactly matching the name given.</text:p>
          </table:table-cell>
        </table:table-row>
      </table:table>
      <text:h text:style-name="P74" text:outline-level="3"><text:soft-page-break/></text:h>
      <text:h text:style-name="P50" text:outline-level="2"><text:bookmark-start text:name="__RefHeading__458_1399982358"/><text:span text:style-name="T3">Example</text:span><text:span text:style-name="T2"> Template</text:span><text:span text:style-name="T1"><text:tab/></text:span><text:bookmark-end text:name="__RefHeading__458_1399982358"/></text:h>
      <text:p text:style-name="P43"><text:span text:style-name="T26">An example of a Java Properties file template,</text:span></text:p>
      <text:p text:style-name="P43"><text:span text:style-name="T26"/></text:p>
      <text:h text:style-name="Heading_20_3" text:outline-level="3"><text:bookmark-start text:name="__RefHeading__720_1030085182"/><text:span text:style-name="T22">hosts.scotty</text:span><text:span text:style-name="T27">:</text:span><text:bookmark-end text:name="__RefHeading__720_1030085182"/></text:h>
      <text:p text:style-name="P2"><text:tab/></text:p>
      <text:p text:style-name="P35"># This is a properties file template to be used with SCoTTy</text:p>
      <text:p text:style-name="P35"/>
      <text:p text:style-name="P37"># {#? company env=prod #}</text:p>
      <text:p text:style-name="P37">{#= host.devbox1.type #}.{#= host.devbox1.instance #}.env={#= host.devbox1.env #}</text:p>
      <text:p text:style-name="P37">{#</text:p>
      <text:p text:style-name="P37"><text:s/><text:span text:style-name="T24">output</text:span>.println("# Hosts");</text:p>
      <text:p text:style-name="P37"><text:s/>Type type = database.get<text:span text:style-name="T34">Contained</text:span><text:span text:style-name="T29">().get</text:span>("host");</text:p>
      <text:p text:style-name="P37"><text:s/>for (Instance instance : type.get<text:span text:style-name="T29">C</text:span><text:span text:style-name="T34">ontained</text:span>().values()) {</text:p>
      <text:p text:style-name="P37"><text:s text:c="4"/><text:span text:style-name="T24">output</text:span>.println(instance.get("env") + ".host." + instance.get("instance") </text:p>
      <text:p text:style-name="P37"><text:tab/>+ ".address=" + instance.get("address"));</text:p>
      <text:p text:style-name="P37"><text:s/>}</text:p>
      <text:p text:style-name="P37">#}</text:p>
      <text:p text:style-name="P38"># End</text:p>
      <text:p text:style-name="P36"/>
      <text:h text:style-name="P65" text:outline-level="1"><text:bookmark-start text:name="__RefHeading__460_1399982358"/>Command Line Operation<text:bookmark-end text:name="__RefHeading__460_1399982358"/></text:h>
      <text:p text:style-name="P44"><text:span text:style-name="T47">Scotty is run from the command line, the command line describes the database, the runtime context, a template and the output file.</text:span></text:p>
      <text:p text:style-name="P44"><text:span text:style-name="T47"/></text:p>
      <text:h text:style-name="P54" text:outline-level="2"><text:bookmark-start text:name="__RefHeading__722_1030085182"/><text:span text:style-name="T47">Command Line</text:span><text:bookmark-end text:name="__RefHeading__722_1030085182"/></text:h>
      <text:p text:style-name="P32">$ java -jar scotty.jar -h</text:p>
      <text:p text:style-name="P32">usage: scotty.Conn</text:p>
      <text:p text:style-name="P32"><text:s/>-c,--context &lt;assignments&gt; <text:s text:c="2"/>Comma separated list of assignments to act</text:p>
      <text:p text:style-name="P32"><text:s text:c="30"/>as the context.</text:p>
      <text:p text:style-name="P32"><text:s/>-d,--database &lt;filenames&gt; <text:s text:c="3"/>Comma separated of XML files containing</text:p>
      <text:p text:style-name="P32"><text:s text:c="30"/>types in database.</text:p>
      <text:p text:style-name="P32"><text:s/>-h,--help <text:s text:c="19"/>print this message.</text:p>
      <text:p text:style-name="P32"><text:s/>-o,--output &lt;filename&gt; <text:s text:c="6"/>The name of the output file.</text:p>
      <text:p text:style-name="P32"><text:s/>-t,--template &lt;filename&gt; <text:s text:c="4"/>The name of the template file.</text:p>
      <text:h text:style-name="P51"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33">$ java -jar scotty.jar -c env=prod -d hosts.xml -t hosts.scotty \ <text:s text:c="17"/>-o host.properties</text:p>
      <text:h text:style-name="P59" text:outline-level="1"><text:bookmark-start text:name="__RefHeading__753_1450102712"/>Things Are Not <text:span text:style-name="T51">Always </text:span>Simple<text:bookmark-end text:name="__RefHeading__753_1450102712"/></text:h>
      <text:p text:style-name="P12">While scotty is designed to be simple, it does support techniques that are more advanced.</text:p>
      <text:h text:style-name="P52"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0">you can employ inheritance. <text:s/>The following is an example of a host that is completely the same as another but is in a different environment:</text:span></text:p>
      <text:p text:style-name="P34"/>
      <text:p text:style-name="P34">&lt;instance name=”devbox”&gt;</text:p>
      <text:p text:style-name="P34"><text:tab/>&lt;attribute name=”os” value=”linux”/&gt;</text:p>
      <text:p text:style-name="P34"><text:tab/>&lt;attribute name=”env” value=”dev”/&gt;</text:p>
      <text:p text:style-name="P34"><text:tab/>&lt;instance name=”qabox”&gt;</text:p>
      <text:p text:style-name="P34"><text:tab/><text:tab/>&lt;attribute name=”env” value=”qa”/&gt;</text:p>
      <text:p text:style-name="P34"><text:tab/><text:tab/>&lt;attribute name=”tag” value=”special”/&gt;</text:p>
      <text:p text:style-name="P34"><text:tab/>&lt;/instance&gt;</text:p>
      <text:p text:style-name="P34">&lt;/instance&gt;</text:p>
      <text:p text:style-name="P34"/>
      <text:h text:style-name="P53" text:outline-level="2"><text:bookmark-start text:name="__RefHeading__709_501567663"/><text:soft-page-break/>Query Results Ranking<text:bookmark-end text:name="__RefHeading__709_501567663"/></text:h>
      <text:p text:style-name="P45"><text:span text:style-name="T35">The results of the query method are returned in a useful </text:span><text:span text:style-name="T36">deterministic</text:span><text:span text:style-name="T35"> order. </text:span><text:span text:style-name="T36">They are sorted first by the best matching score (i.e. how many attributes are equal), and when that is equal then by the instantiation order of the instance read from top to bottom or the database. <text:s/></text:span></text:p>
      <text:h text:style-name="P54" text:outline-level="2"><text:bookmark-start text:name="__RefHeading__724_1030085182"/><text:span text:style-name="T47">Bean Shell Scripts</text:span><text:bookmark-end text:name="__RefHeading__724_1030085182"/></text:h>
      <text:p text:style-name="P43"><text:span text:style-name="T47">A template may contain a </text:span><text:a xlink:type="simple" xlink:href="http://www.beanshell.org/"><text:span text:style-name="T47">bean shell</text:span></text:a><text:span text:style-name="T47"> script which has access to the database, the runtime context, and the output stream. Scripts can therefore be used to perform elaborate traversals of the database and produce completely flexible output.</text:span></text:p>
      <text:h text:style-name="P61" text:outline-level="1"><text:bookmark-start text:name="__RefHeading__714_1030085182"/><text:span text:style-name="T40">Project License</text:span><text:bookmark-end text:name="__RefHeading__714_1030085182"/></text:h>
      <text:p text:style-name="P42"><text:span text:style-name="T40">This projected is licensed under the </text:span><text:a xlink:type="simple" xlink:href="http://en.wikipedia.org/wiki/ISC_license"><text:span text:style-name="T40">ISC</text:span></text:a><text:span text:style-name="T40"> license:</text:span></text:p>
      <text:p text:style-name="P42"><text:span text:style-name="T40"/></text:p>
      <text:p text:style-name="P66"><text:span text:style-name="T40">Copyright (c) 2013, nwillc@gmail.com</text:span></text:p>
      <text:p text:style-name="P66"><text:span text:style-name="T40"/></text:p>
      <text:p text:style-name="P66"><text:span text:style-name="T40">Permission to use, copy, modify, and/or distribute this software for any purpose with or </text:span></text:p>
      <text:p text:style-name="P66"><text:span text:style-name="T40">without fee is hereby granted, provided that the above copyright notice and this permission </text:span></text:p>
      <text:p text:style-name="P66"><text:span text:style-name="T40">notice appear in all copies.</text:span></text:p>
      <text:p text:style-name="P66"><text:span text:style-name="T40"/></text:p>
      <text:p text:style-name="P66"><text:span text:style-name="T40">THE SOFTWARE IS PROVIDED "AS IS" AND THE AUTHOR DISCLAIMS ALL WARRANTIES WITH REGARD TO </text:span></text:p>
      <text:p text:style-name="P66"><text:span text:style-name="T40">THIS SOFTWARE INCLUDING ALL IMPLIED WARRANTIES OF MERCHANTABILITY AND FITNESS. IN NO EVENT </text:span></text:p>
      <text:p text:style-name="P66"><text:span text:style-name="T40">SHALL THE AUTHOR BE LIABLE FOR ANY SPECIAL, DIRECT, INDIRECT, OR CONSEQUENTIAL DAMAGES OR </text:span></text:p>
      <text:p text:style-name="P66"><text:span text:style-name="T40">ANY DAMAGES WHATSOEVER RESULTING FROM LOSS OF USE, DATA OR PROFITS, WHETHER IN AN ACTION OF </text:span></text:p>
      <text:p text:style-name="P66"><text:span text:style-name="T40">CONTRACT, NEGLIGENCE OR OTHER TORTIOUS ACTION, ARISING OUT OF OR IN CONNECTION WITH THE USE </text:span></text:p>
      <text:p text:style-name="P66"><text:span text:style-name="T40">OR PERFORMANCE OF THIS SOFTWARE.</text:span></text:p>
      <text:p text:style-name="P66"><text:span text:style-name="T40"/></text:p>
      <text:h text:style-name="P62" text:outline-level="1"><text:bookmark-start text:name="__RefHeading__726_1030085182"/><text:span text:style-name="T48">The Project Build</text:span><text:bookmark-end text:name="__RefHeading__726_1030085182"/></text:h>
      <text:p text:style-name="P46"><text:span text:style-name="T48">Scotty is written in Java (1.7+) and built with maven (2.2.1+). It uses open source packages for command line parsing </text:span><text:span text:style-name="T49">(commons-cli)</text:span><text:span text:style-name="T48">, scripting </text:span><text:span text:style-name="T49">(bsh)</text:span><text:span text:style-name="T48"> and testing </text:span><text:span text:style-name="T49">(junit &amp; cucumber)</text:span><text:span text:style-name="T48">. <text:s/>It is extremely light weight, has been test built on a linux </text:span><text:span text:style-name="T49">atom </text:span><text:span text:style-name="T48">netbook in under a minute and the resultant jar, with all dependencies is</text:span><text:span text:style-name="T52"> </text:span><text:span text:style-name="T48">under half a megabyte.</text:span></text:p>
      <text:h text:style-name="P55" text:outline-level="2"><text:bookmark-start text:name="__RefHeading__728_1030085182"/><text:span text:style-name="T48">Getting the Bits</text:span><text:bookmark-end text:name="__RefHeading__728_1030085182"/></text:h>
      <text:p text:style-name="P46"><text:span text:style-name="T48">The project is hosted on at </text:span><text:a xlink:type="simple" xlink:href="git://github.com/nwillc/scotty.git"><text:span text:style-name="T48">git://github.com/nwillc/scotty.git</text:span></text:a></text:p>
      <text:h text:style-name="P60" text:outline-level="1"><text:bookmark-start text:name="__RefHeading__572_1226017537"/>See Also<text:bookmark-end text:name="__RefHeading__572_1226017537"/></text:h>
      <text:list xml:id="list5374987701" text:style-name="L1">
        <text:list-item>
          <text:p text:style-name="P41"><text:span text:style-name="T25">BeanShell: <text:s/></text:span><text:a xlink:type="simple" xlink:href="http://www.beanshell.org/"><text:span text:style-name="T25">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ans-serif" svg:font-family="sans-serif"/>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5-13T22:47:43</dc:date>
    <meta:editing-duration>P1DT10H44M14S</meta:editing-duration>
    <meta:editing-cycles>50</meta:editing-cycles>
    <meta:document-statistic meta:table-count="4" meta:image-count="0" meta:object-count="0" meta:page-count="8" meta:paragraph-count="169" meta:word-count="1202" meta:character-count="8048" meta:non-whitespace-character-count="6806"/>
  </office:meta>
</office:document-meta>
</file>